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222,408,203,10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158,913,035,79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078,490,651,625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171,867,608,197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315,351,183,52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274,443,084,71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201,089,987,015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180,489,601,957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057,801,295,584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00,045,350,649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109,989,063,586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052,696,282,27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75,387,131,71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77,476,221,382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82,240,601,984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29,336,319,67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72,106,378,935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56,706,300,589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07,906,744,574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00,232,874,042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26,502,129,378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00,413,483,109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10,975,595,31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8:28.898923735</dc:date>
    <meta:editing-duration>PT4H30M17S</meta:editing-duration>
    <meta:editing-cycles>108</meta:editing-cycles>
    <meta:generator>LibreOffice/7.2.6.2$Linux_X86_64 LibreOffice_project/20$Build-2</meta:generator>
    <meta:document-statistic meta:table-count="1" meta:cell-count="48" meta:object-count="0"/>
  </office:meta>
</office:document-meta>
</file>